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15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5"/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x coord</text:p>
          </table:table-cell>
          <table:table-cell table:style-name="ce1" office:value-type="string" calcext:value-type="string">
            <text:p>y coord</text:p>
          </table:table-cell>
          <table:table-cell table:style-name="ce1" office:value-type="string" calcext:value-type="string">
            <text:p>dist</text:p>
          </table:table-cell>
          <table:table-cell table:style-name="ce3" office:value-type="string" calcext:value-type="string">
            <text:p>in circle</text:p>
          </table:table-cell>
          <table:table-cell table:style-name="ce5" table:number-columns-repeated="1020"/>
        </table:table-row>
        <table:table-row table:style-name="ro1">
          <table:table-cell table:formula="of:=4*RAND() - 2" office:value-type="float" office:value="1.4052223301355" calcext:value-type="float">
            <text:p>1.405</text:p>
          </table:table-cell>
          <table:table-cell table:formula="of:=4*RAND() - 2" office:value-type="float" office:value="-1.21712555869742" calcext:value-type="float">
            <text:p>-1.217</text:p>
          </table:table-cell>
          <table:table-cell table:formula="of:=([.A2]^2 + [.B2]^2)^0.5" office:value-type="float" office:value="1.8590439539575" calcext:value-type="float">
            <text:p>1.859</text:p>
          </table:table-cell>
          <table:table-cell table:formula="of:=IF([.C2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1.81435468115396" calcext:value-type="float">
            <text:p>1.814</text:p>
          </table:table-cell>
          <table:table-cell table:formula="of:=4*RAND() - 2" office:value-type="float" office:value="-0.0960168296203348" calcext:value-type="float">
            <text:p>-0.096</text:p>
          </table:table-cell>
          <table:table-cell table:formula="of:=([.A3]^2 + [.B3]^2)^0.5" office:value-type="float" office:value="1.81689354134898" calcext:value-type="float">
            <text:p>1.817</text:p>
          </table:table-cell>
          <table:table-cell table:formula="of:=IF([.C3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0.85683336800083" calcext:value-type="float">
            <text:p>-0.857</text:p>
          </table:table-cell>
          <table:table-cell table:formula="of:=4*RAND() - 2" office:value-type="float" office:value="1.39059675650696" calcext:value-type="float">
            <text:p>1.391</text:p>
          </table:table-cell>
          <table:table-cell table:formula="of:=([.A4]^2 + [.B4]^2)^0.5" office:value-type="float" office:value="1.63337771495981" calcext:value-type="float">
            <text:p>1.633</text:p>
          </table:table-cell>
          <table:table-cell table:formula="of:=IF([.C4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0.124670270532279" calcext:value-type="float">
            <text:p>-0.125</text:p>
          </table:table-cell>
          <table:table-cell table:formula="of:=4*RAND() - 2" office:value-type="float" office:value="-0.257793769950445" calcext:value-type="float">
            <text:p>-0.258</text:p>
          </table:table-cell>
          <table:table-cell table:formula="of:=([.A5]^2 + [.B5]^2)^0.5" office:value-type="float" office:value="0.286356952386099" calcext:value-type="float">
            <text:p>0.286</text:p>
          </table:table-cell>
          <table:table-cell table:formula="of:=IF([.C5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1.71376086760574" calcext:value-type="float">
            <text:p>1.714</text:p>
          </table:table-cell>
          <table:table-cell table:formula="of:=4*RAND() - 2" office:value-type="float" office:value="-1.78431488048541" calcext:value-type="float">
            <text:p>-1.784</text:p>
          </table:table-cell>
          <table:table-cell table:formula="of:=([.A6]^2 + [.B6]^2)^0.5" office:value-type="float" office:value="2.47401614870608" calcext:value-type="float">
            <text:p>2.474</text:p>
          </table:table-cell>
          <table:table-cell table:formula="of:=IF([.C6] &lt;= 2; 1; 0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0.535457906198686" calcext:value-type="float">
            <text:p>0.535</text:p>
          </table:table-cell>
          <table:table-cell table:formula="of:=4*RAND() - 2" office:value-type="float" office:value="0.609038652292142" calcext:value-type="float">
            <text:p>0.609</text:p>
          </table:table-cell>
          <table:table-cell table:formula="of:=([.A7]^2 + [.B7]^2)^0.5" office:value-type="float" office:value="0.810952063500987" calcext:value-type="float">
            <text:p>0.811</text:p>
          </table:table-cell>
          <table:table-cell table:formula="of:=IF([.C7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0.150085153246685" calcext:value-type="float">
            <text:p>0.150</text:p>
          </table:table-cell>
          <table:table-cell table:formula="of:=4*RAND() - 2" office:value-type="float" office:value="0.0548406446078253" calcext:value-type="float">
            <text:p>0.055</text:p>
          </table:table-cell>
          <table:table-cell table:formula="of:=([.A8]^2 + [.B8]^2)^0.5" office:value-type="float" office:value="0.159790642798891" calcext:value-type="float">
            <text:p>0.160</text:p>
          </table:table-cell>
          <table:table-cell table:formula="of:=IF([.C8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0.730863880581362" calcext:value-type="float">
            <text:p>-0.731</text:p>
          </table:table-cell>
          <table:table-cell table:formula="of:=4*RAND() - 2" office:value-type="float" office:value="1.64619982741965" calcext:value-type="float">
            <text:p>1.646</text:p>
          </table:table-cell>
          <table:table-cell table:formula="of:=([.A9]^2 + [.B9]^2)^0.5" office:value-type="float" office:value="1.80114849019589" calcext:value-type="float">
            <text:p>1.801</text:p>
          </table:table-cell>
          <table:table-cell table:formula="of:=IF([.C9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0.205444559821456" calcext:value-type="float">
            <text:p>0.205</text:p>
          </table:table-cell>
          <table:table-cell table:formula="of:=4*RAND() - 2" office:value-type="float" office:value="-1.37138825825817" calcext:value-type="float">
            <text:p>-1.371</text:p>
          </table:table-cell>
          <table:table-cell table:formula="of:=([.A10]^2 + [.B10]^2)^0.5" office:value-type="float" office:value="1.3866914660618" calcext:value-type="float">
            <text:p>1.387</text:p>
          </table:table-cell>
          <table:table-cell table:formula="of:=IF([.C10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1.09567818537233" calcext:value-type="float">
            <text:p>1.096</text:p>
          </table:table-cell>
          <table:table-cell table:formula="of:=4*RAND() - 2" office:value-type="float" office:value="0.639312149375066" calcext:value-type="float">
            <text:p>0.639</text:p>
          </table:table-cell>
          <table:table-cell table:formula="of:=([.A11]^2 + [.B11]^2)^0.5" office:value-type="float" office:value="1.26855457519153" calcext:value-type="float">
            <text:p>1.269</text:p>
          </table:table-cell>
          <table:table-cell table:formula="of:=IF([.C11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1.73269905430723" calcext:value-type="float">
            <text:p>-1.733</text:p>
          </table:table-cell>
          <table:table-cell table:formula="of:=4*RAND() - 2" office:value-type="float" office:value="-1.49103170895549" calcext:value-type="float">
            <text:p>-1.491</text:p>
          </table:table-cell>
          <table:table-cell table:formula="of:=([.A12]^2 + [.B12]^2)^0.5" office:value-type="float" office:value="2.28591810218736" calcext:value-type="float">
            <text:p>2.286</text:p>
          </table:table-cell>
          <table:table-cell table:formula="of:=IF([.C12] &lt;= 2; 1; 0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1.28671393466566" calcext:value-type="float">
            <text:p>1.287</text:p>
          </table:table-cell>
          <table:table-cell table:formula="of:=4*RAND() - 2" office:value-type="float" office:value="-1.8640746722049" calcext:value-type="float">
            <text:p>-1.864</text:p>
          </table:table-cell>
          <table:table-cell table:formula="of:=([.A13]^2 + [.B13]^2)^0.5" office:value-type="float" office:value="2.26504020565167" calcext:value-type="float">
            <text:p>2.265</text:p>
          </table:table-cell>
          <table:table-cell table:formula="of:=IF([.C13] &lt;= 2; 1; 0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0.547726759382701" calcext:value-type="float">
            <text:p>0.548</text:p>
          </table:table-cell>
          <table:table-cell table:formula="of:=4*RAND() - 2" office:value-type="float" office:value="0.233383521697747" calcext:value-type="float">
            <text:p>0.233</text:p>
          </table:table-cell>
          <table:table-cell table:formula="of:=([.A14]^2 + [.B14]^2)^0.5" office:value-type="float" office:value="0.595375907426491" calcext:value-type="float">
            <text:p>0.595</text:p>
          </table:table-cell>
          <table:table-cell table:formula="of:=IF([.C14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1.29348788684812" calcext:value-type="float">
            <text:p>-1.293</text:p>
          </table:table-cell>
          <table:table-cell table:formula="of:=4*RAND() - 2" office:value-type="float" office:value="-1.28510988599641" calcext:value-type="float">
            <text:p>-1.285</text:p>
          </table:table-cell>
          <table:table-cell table:formula="of:=([.A15]^2 + [.B15]^2)^0.5" office:value-type="float" office:value="1.82335359502991" calcext:value-type="float">
            <text:p>1.823</text:p>
          </table:table-cell>
          <table:table-cell table:formula="of:=IF([.C15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0.33523351713263" calcext:value-type="float">
            <text:p>0.335</text:p>
          </table:table-cell>
          <table:table-cell table:formula="of:=4*RAND() - 2" office:value-type="float" office:value="0.203550418007666" calcext:value-type="float">
            <text:p>0.204</text:p>
          </table:table-cell>
          <table:table-cell table:formula="of:=([.A16]^2 + [.B16]^2)^0.5" office:value-type="float" office:value="0.392191641522622" calcext:value-type="float">
            <text:p>0.392</text:p>
          </table:table-cell>
          <table:table-cell table:formula="of:=IF([.C16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0.574442220862238" calcext:value-type="float">
            <text:p>-0.574</text:p>
          </table:table-cell>
          <table:table-cell table:formula="of:=4*RAND() - 2" office:value-type="float" office:value="0.25698367150404" calcext:value-type="float">
            <text:p>0.257</text:p>
          </table:table-cell>
          <table:table-cell table:formula="of:=([.A17]^2 + [.B17]^2)^0.5" office:value-type="float" office:value="0.629304753302275" calcext:value-type="float">
            <text:p>0.629</text:p>
          </table:table-cell>
          <table:table-cell table:formula="of:=IF([.C17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1.29592743176794" calcext:value-type="float">
            <text:p>-1.296</text:p>
          </table:table-cell>
          <table:table-cell table:formula="of:=4*RAND() - 2" office:value-type="float" office:value="-0.82800515742275" calcext:value-type="float">
            <text:p>-0.828</text:p>
          </table:table-cell>
          <table:table-cell table:formula="of:=([.A18]^2 + [.B18]^2)^0.5" office:value-type="float" office:value="1.53786229849337" calcext:value-type="float">
            <text:p>1.538</text:p>
          </table:table-cell>
          <table:table-cell table:formula="of:=IF([.C18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0.559702601935066" calcext:value-type="float">
            <text:p>0.560</text:p>
          </table:table-cell>
          <table:table-cell table:formula="of:=4*RAND() - 2" office:value-type="float" office:value="1.77595948172945" calcext:value-type="float">
            <text:p>1.776</text:p>
          </table:table-cell>
          <table:table-cell table:formula="of:=([.A19]^2 + [.B19]^2)^0.5" office:value-type="float" office:value="1.86206849588237" calcext:value-type="float">
            <text:p>1.862</text:p>
          </table:table-cell>
          <table:table-cell table:formula="of:=IF([.C19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0.467388421639908" calcext:value-type="float">
            <text:p>0.467</text:p>
          </table:table-cell>
          <table:table-cell table:formula="of:=4*RAND() - 2" office:value-type="float" office:value="0.668283909371962" calcext:value-type="float">
            <text:p>0.668</text:p>
          </table:table-cell>
          <table:table-cell table:formula="of:=([.A20]^2 + [.B20]^2)^0.5" office:value-type="float" office:value="0.815509239805729" calcext:value-type="float">
            <text:p>0.816</text:p>
          </table:table-cell>
          <table:table-cell table:formula="of:=IF([.C20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1.98619915398635" calcext:value-type="float">
            <text:p>-1.986</text:p>
          </table:table-cell>
          <table:table-cell table:formula="of:=4*RAND() - 2" office:value-type="float" office:value="-0.815678084488324" calcext:value-type="float">
            <text:p>-0.816</text:p>
          </table:table-cell>
          <table:table-cell table:formula="of:=([.A21]^2 + [.B21]^2)^0.5" office:value-type="float" office:value="2.14716506510576" calcext:value-type="float">
            <text:p>2.147</text:p>
          </table:table-cell>
          <table:table-cell table:formula="of:=IF([.C21] &lt;= 2; 1; 0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1.26374200679411" calcext:value-type="float">
            <text:p>1.264</text:p>
          </table:table-cell>
          <table:table-cell table:formula="of:=4*RAND() - 2" office:value-type="float" office:value="1.43703514505211" calcext:value-type="float">
            <text:p>1.437</text:p>
          </table:table-cell>
          <table:table-cell table:formula="of:=([.A22]^2 + [.B22]^2)^0.5" office:value-type="float" office:value="1.91366503543618" calcext:value-type="float">
            <text:p>1.914</text:p>
          </table:table-cell>
          <table:table-cell table:formula="of:=IF([.C22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0.824863445126211" calcext:value-type="float">
            <text:p>0.825</text:p>
          </table:table-cell>
          <table:table-cell table:formula="of:=4*RAND() - 2" office:value-type="float" office:value="-0.537954100475171" calcext:value-type="float">
            <text:p>-0.538</text:p>
          </table:table-cell>
          <table:table-cell table:formula="of:=([.A23]^2 + [.B23]^2)^0.5" office:value-type="float" office:value="0.984781355085245" calcext:value-type="float">
            <text:p>0.985</text:p>
          </table:table-cell>
          <table:table-cell table:formula="of:=IF([.C23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0.428987181800872" calcext:value-type="float">
            <text:p>-0.429</text:p>
          </table:table-cell>
          <table:table-cell table:formula="of:=4*RAND() - 2" office:value-type="float" office:value="1.55934862449871" calcext:value-type="float">
            <text:p>1.559</text:p>
          </table:table-cell>
          <table:table-cell table:formula="of:=([.A24]^2 + [.B24]^2)^0.5" office:value-type="float" office:value="1.61728109334013" calcext:value-type="float">
            <text:p>1.617</text:p>
          </table:table-cell>
          <table:table-cell table:formula="of:=IF([.C24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0.44843678388203" calcext:value-type="float">
            <text:p>-0.448</text:p>
          </table:table-cell>
          <table:table-cell table:formula="of:=4*RAND() - 2" office:value-type="float" office:value="-0.358347946051438" calcext:value-type="float">
            <text:p>-0.358</text:p>
          </table:table-cell>
          <table:table-cell table:formula="of:=([.A25]^2 + [.B25]^2)^0.5" office:value-type="float" office:value="0.574028570349719" calcext:value-type="float">
            <text:p>0.574</text:p>
          </table:table-cell>
          <table:table-cell table:formula="of:=IF([.C25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0.116114389220381" calcext:value-type="float">
            <text:p>0.116</text:p>
          </table:table-cell>
          <table:table-cell table:formula="of:=4*RAND() - 2" office:value-type="float" office:value="0.12593901975928" calcext:value-type="float">
            <text:p>0.126</text:p>
          </table:table-cell>
          <table:table-cell table:formula="of:=([.A26]^2 + [.B26]^2)^0.5" office:value-type="float" office:value="0.171298534967321" calcext:value-type="float">
            <text:p>0.171</text:p>
          </table:table-cell>
          <table:table-cell table:formula="of:=IF([.C26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1.56230488674091" calcext:value-type="float">
            <text:p>-1.562</text:p>
          </table:table-cell>
          <table:table-cell table:formula="of:=4*RAND() - 2" office:value-type="float" office:value="1.08618933112573" calcext:value-type="float">
            <text:p>1.086</text:p>
          </table:table-cell>
          <table:table-cell table:formula="of:=([.A27]^2 + [.B27]^2)^0.5" office:value-type="float" office:value="1.90278843337505" calcext:value-type="float">
            <text:p>1.903</text:p>
          </table:table-cell>
          <table:table-cell table:formula="of:=IF([.C27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1.67676912513372" calcext:value-type="float">
            <text:p>1.677</text:p>
          </table:table-cell>
          <table:table-cell table:formula="of:=4*RAND() - 2" office:value-type="float" office:value="-1.56144808875009" calcext:value-type="float">
            <text:p>-1.561</text:p>
          </table:table-cell>
          <table:table-cell table:formula="of:=([.A28]^2 + [.B28]^2)^0.5" office:value-type="float" office:value="2.29121688909256" calcext:value-type="float">
            <text:p>2.291</text:p>
          </table:table-cell>
          <table:table-cell table:formula="of:=IF([.C28] &lt;= 2; 1; 0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0.102470283844492" calcext:value-type="float">
            <text:p>-0.102</text:p>
          </table:table-cell>
          <table:table-cell table:formula="of:=4*RAND() - 2" office:value-type="float" office:value="0.234855727529657" calcext:value-type="float">
            <text:p>0.235</text:p>
          </table:table-cell>
          <table:table-cell table:formula="of:=([.A29]^2 + [.B29]^2)^0.5" office:value-type="float" office:value="0.25623694469115" calcext:value-type="float">
            <text:p>0.256</text:p>
          </table:table-cell>
          <table:table-cell table:formula="of:=IF([.C29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1.49352462943179" calcext:value-type="float">
            <text:p>-1.494</text:p>
          </table:table-cell>
          <table:table-cell table:formula="of:=4*RAND() - 2" office:value-type="float" office:value="1.14365643551785" calcext:value-type="float">
            <text:p>1.144</text:p>
          </table:table-cell>
          <table:table-cell table:formula="of:=([.A30]^2 + [.B30]^2)^0.5" office:value-type="float" office:value="1.8811076155342" calcext:value-type="float">
            <text:p>1.881</text:p>
          </table:table-cell>
          <table:table-cell table:formula="of:=IF([.C30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formula="of:=4*RAND() - 2" office:value-type="float" office:value="-0.807927158408061" calcext:value-type="float">
            <text:p>-0.808</text:p>
          </table:table-cell>
          <table:table-cell table:formula="of:=4*RAND() - 2" office:value-type="float" office:value="-0.845237501866926" calcext:value-type="float">
            <text:p>-0.845</text:p>
          </table:table-cell>
          <table:table-cell table:formula="of:=([.A31]^2 + [.B31]^2)^0.5" office:value-type="float" office:value="1.16926161651513" calcext:value-type="float">
            <text:p>1.169</text:p>
          </table:table-cell>
          <table:table-cell table:formula="of:=IF([.C31] &lt;= 2; 1; 0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5:23:12.385331258</meta:creation-date>
    <dc:date>2016-08-20T15:54:52.425595108</dc:date>
    <meta:editing-duration>PT50S</meta:editing-duration>
    <meta:editing-cycles>1</meta:editing-cycles>
    <meta:document-statistic meta:table-count="1" meta:cell-count="124" meta:object-count="0"/>
    <meta:generator>LibreOffice/5.1.4.2$Linux_X86_64 LibreOffice_project/10m0$Build-2</meta:generator>
  </office:meta>
</office:document-meta>
</file>